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19fee0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0bfa5c" officeooo:paragraph-rsid="000bfa5c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">
      <style:paragraph-properties fo:margin-top="0cm" fo:margin-bottom="0cm" loext:contextual-spacing="false"/>
    </style:style>
    <style:style style:name="P25" style:family="paragraph" style:parent-style-name="_5f_Paragraphe_20_livret_20_">
      <style:paragraph-properties fo:margin-top="0cm" fo:margin-bottom="0cm" loext:contextual-spacing="false" style:line-height-at-least="0.801cm">
        <style:tab-stops>
          <style:tab-stop style:position="9.2cm" style:type="right" style:leader-style="dotted" style:leader-text="."/>
        </style:tab-stops>
      </style:paragraph-properties>
    </style:style>
    <style:style style:name="P26" style:family="paragraph" style:parent-style-name="_5f_Paragraphe_20_livret_20_">
      <style:paragraph-properties fo:margin-top="0cm" fo:margin-bottom="0cm" loext:contextual-spacing="false"/>
      <style:text-properties fo:letter-spacing="normal" fo:font-style="normal" style:font-style-asian="normal" style:font-style-complex="normal"/>
    </style:style>
    <style:style style:name="P27" style:family="paragraph" style:parent-style-name="_5f_Paragraphe_20_livret_20_">
      <style:paragraph-properties fo:margin-top="0cm" fo:margin-bottom="0cm" loext:contextual-spacing="false"/>
      <style:text-properties fo:letter-spacing="-0.004cm" fo:font-style="normal" style:font-style-asian="normal" style:font-style-complex="normal"/>
    </style:style>
    <style:style style:name="P28" style:family="paragraph" style:parent-style-name="_5f_Paragraphe_20_livret_20_">
      <style:paragraph-properties fo:margin-top="0cm" fo:margin-bottom="0cm" loext:contextual-spacing="false"/>
      <style:text-properties officeooo:paragraph-rsid="002450a0"/>
    </style:style>
    <style:style style:name="P29" style:family="paragraph" style:parent-style-name="_5f_pointillés_20_fraction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30" style:family="paragraph" style:parent-style-name="_5f_pointillés_20_fraction">
      <style:paragraph-properties fo:margin-top="0.51cm" fo:margin-bottom="0.6cm" loext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31" style:family="paragraph" style:parent-style-name="_5f_pointillés_20_fraction">
      <style:paragraph-properties fo:margin-top="0.6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4" fo:font-size="9.5pt" fo:font-style="normal" style:font-size-asian="9.5pt" style:font-style-asian="normal" style:font-size-complex="9.5pt" style:font-style-complex="normal"/>
    </style:style>
    <style:style style:name="P32" style:family="paragraph" style:parent-style-name="_5f_pointillés_20_fraction">
      <style:paragraph-properties fo:margin-top="0.651cm" fo:margin-bottom="0.6cm" loext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33" style:family="paragraph" style:parent-style-name="FILET_5f_POINTILLES">
      <style:paragraph-properties fo:margin-top="0.199cm" fo:margin-bottom="0cm" loext:contextual-spacing="false"/>
    </style:style>
    <style:style style:name="P34" style:family="paragraph" style:parent-style-name="Exo_5f_Num" style:list-style-name="Num_5f_Exo"/>
    <style:style style:name="P35" style:family="paragraph" style:parent-style-name="Exo_5f_Num" style:master-page-name="_5f_Fiche_20_éditeur_20_série_20_2_20_une_20_colonne_20_impaire_20__28_G_29_">
      <style:paragraph-properties fo:margin-top="0cm" fo:margin-bottom="0.101cm" loext:contextual-spacing="false" style:page-number="33" fo:break-before="auto" fo:break-after="auto">
        <style:tab-stops/>
      </style:paragraph-properties>
      <style:text-properties officeooo:paragraph-rsid="001cac38"/>
    </style:style>
    <style:style style:name="P36" style:family="paragraph" style:parent-style-name="Exo_5f_Num" style:list-style-name="Num_5f_Exo">
      <style:paragraph-properties fo:margin-top="0.64cm" fo:margin-bottom="0.101cm" loext:contextual-spacing="false"/>
      <style:text-properties officeooo:paragraph-rsid="0035301e"/>
    </style:style>
    <style:style style:name="P37" style:family="paragraph" style:parent-style-name="Exo_5f_Num" style:list-style-name="Num_5f_Exo">
      <style:paragraph-properties fo:margin-top="0.6cm" fo:margin-bottom="0.101cm" loext:contextual-spacing="false"/>
    </style:style>
    <style:style style:name="P38" style:family="paragraph" style:parent-style-name="Exo_5f_Num">
      <style:paragraph-properties fo:margin-top="0.55cm" fo:margin-bottom="0cm" loext:contextual-spacing="false"/>
      <style:text-properties officeooo:paragraph-rsid="001fe33d"/>
    </style:style>
    <style:style style:name="P39" style:family="paragraph" style:parent-style-name="Exo_5f_Num" style:list-style-name="Num_5f_Exo">
      <style:paragraph-properties fo:margin-top="0.499cm" fo:margin-bottom="0cm" loext:contextual-spacing="false"/>
      <style:text-properties officeooo:paragraph-rsid="0035301e"/>
    </style:style>
    <style:style style:name="P40" style:family="paragraph" style:parent-style-name="Exo_5f_Num" style:list-style-name="Num_5f_Exo">
      <style:paragraph-properties fo:margin-top="0.45cm" fo:margin-bottom="0cm" loext:contextual-spacing="false"/>
    </style:style>
    <style:style style:name="P41" style:family="paragraph" style:parent-style-name="Exo_5f_Num" style:list-style-name="Num_5f_Exo">
      <style:paragraph-properties fo:margin-top="0.67cm" fo:margin-bottom="0.101cm" loext:contextual-spacing="false"/>
    </style:style>
    <style:style style:name="P42" style:family="paragraph" style:parent-style-name="FILET_5f_POINTILLES" style:list-style-name="_5f_Numérotation_20_des_20_exercices_20_livrets"/>
    <style:style style:name="P43" style:family="paragraph" style:parent-style-name="FILET_5f_POINTILLES" style:list-style-name="_5f_Numérotation_20_des_20_exercices_20_livrets">
      <style:paragraph-properties fo:margin-top="0.199cm" fo:margin-bottom="0cm" loext:contextual-spacing="false"/>
    </style:style>
    <style:style style:name="P44" style:family="paragraph" style:parent-style-name="FILET_5f_POINTILLES" style:list-style-name="_5f_Numérotation_20_des_20_exercices_20_livrets">
      <style:paragraph-properties fo:margin-top="0.199cm" fo:margin-bottom="0cm" loext:contextual-spacing="false"/>
      <style:text-properties officeooo:paragraph-rsid="0035301e"/>
    </style:style>
    <style:style style:name="P45" style:family="paragraph" style:parent-style-name="FILET_5f_POINTILLES" style:list-style-name="_5f_Numérotation_20_des_20_exercices_20_livrets">
      <style:paragraph-properties fo:margin-top="0.199cm" fo:margin-bottom="0cm" loext:contextual-spacing="false"/>
      <style:text-properties officeooo:paragraph-rsid="00389e55"/>
    </style:style>
    <style:style style:name="P46" style:family="paragraph" style:parent-style-name="FILET_5f_POINTILLES" style:list-style-name="liste_5f_abc">
      <style:paragraph-properties fo:margin-top="0.199cm" fo:margin-bottom="0cm" loext:contextual-spacing="false"/>
    </style:style>
    <style:style style:name="P47" style:family="paragraph" style:parent-style-name="FILET_5f_POINTILLES" style:list-style-name="liste_5f_abc">
      <style:paragraph-properties fo:margin-top="0.199cm" fo:margin-bottom="0cm" loext:contextual-spacing="false"/>
      <style:text-properties officeooo:paragraph-rsid="0033b2ce"/>
    </style:style>
    <style:style style:name="P48" style:family="paragraph" style:parent-style-name="FILET_5f_POINTILLES" style:list-style-name="Num_5f_Exo">
      <style:paragraph-properties fo:margin-top="0.199cm" fo:margin-bottom="0cm" loext:contextual-spacing="false"/>
    </style:style>
    <style:style style:name="P49" style:family="paragraph" style:parent-style-name="_5f_Pied_20_de_20_page" style:list-style-name="">
      <style:paragraph-properties fo:text-align="end" style:justify-single-word="false"/>
    </style:style>
    <style:style style:name="P50" style:family="paragraph" style:parent-style-name="_5f_Pied_20_de_20_page">
      <style:paragraph-properties fo:text-align="end" style:justify-single-word="false"/>
    </style:style>
    <style:style style:name="P51" style:family="paragraph" style:parent-style-name="_5f_Pied_20_de_20_page" style:list-style-name=""/>
    <style:style style:name="P5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_5f_Pied_20_de_20_page" style:list-style-name="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4" style:family="paragraph" style:parent-style-name="_5f_Titre_20_d_27_exercices_20_livret_20_sans_20_titre" style:list-style-name="Num_5f_Exo"/>
    <style:style style:name="P55" style:family="paragraph" style:parent-style-name="_5f_num_5f_abcd" style:list-style-name="liste_5f_abc">
      <style:paragraph-properties fo:margin-top="0.199cm" fo:margin-bottom="0cm" loext:contextual-spacing="false"/>
    </style:style>
    <style:style style:name="P56" style:family="paragraph" style:parent-style-name="_5f_num_5f_abcd" style:list-style-name="liste_5f_abc">
      <style:paragraph-properties fo:margin-top="0.499cm" fo:margin-bottom="0cm" loext:contextual-spacing="false"/>
    </style:style>
    <style:style style:name="P57" style:family="paragraph" style:parent-style-name="_5f_num_5f_abcd" style:list-style-name="liste_5f_abc">
      <style:paragraph-properties fo:margin-top="0.101cm" fo:margin-bottom="0cm" loext:contextual-spacing="false"/>
    </style:style>
    <style:style style:name="P58" style:family="paragraph" style:parent-style-name="_5f_num_5f_abcd" style:list-style-name="liste_5f_abc">
      <style:paragraph-properties fo:margin-top="0.3cm" fo:margin-bottom="0cm" loext:contextual-spacing="false"/>
    </style:style>
    <style:style style:name="P59" style:family="paragraph" style:parent-style-name="_5f_num_5f_abcd" style:list-style-name="liste_5f_abc" style:master-page-name="">
      <style:paragraph-properties fo:margin-top="0.3cm" fo:margin-bottom="0cm" loext:contextual-spacing="false" fo:line-height="0.6cm" style:page-number="auto"/>
    </style:style>
    <style:style style:name="P60" style:family="paragraph" style:parent-style-name="_5f_num_5f_abcd" style:list-style-name="liste_5f_abc" style:master-page-name="">
      <style:paragraph-properties style:page-number="auto"/>
    </style:style>
    <style:style style:name="P6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text-align="center"/>
    </style:style>
    <style:style style:name="P63" style:family="paragraph">
      <loext:graphic-properties draw:fill="none" draw:fill-color="#ffffff"/>
      <style:paragraph-properties fo:text-align="center"/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P64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fee0"/>
    </style:style>
    <style:style style:name="T6" style:family="text">
      <style:text-properties style:font-name="Bitstream Vera Sans5" fo:font-size="10pt" fo:font-style="normal" style:text-underline-style="none" style:font-size-asian="10pt" style:font-style-asian="normal" style:font-size-complex="10pt" style:font-style-complex="normal"/>
    </style:style>
    <style:style style:name="T7" style:family="text">
      <style:text-properties style:font-name="Bitstream Vera Sans5" fo:font-size="10pt" style:text-underline-style="none" style:font-size-asian="10pt" style:font-size-complex="10pt"/>
    </style:style>
    <style:style style:name="T8" style:family="text">
      <style:text-properties style:font-name="OpenSymbol" fo:font-size="10pt" fo:font-style="normal" style:text-underline-style="none" style:font-size-asian="10pt" style:font-style-asian="normal" style:font-size-complex="10pt" style:font-style-complex="normal"/>
    </style:style>
    <style:style style:name="T9" style:family="text">
      <style:text-properties style:font-name="OpenSymbol" fo:font-size="10pt" style:text-underline-style="none" style:font-size-asian="10pt" style:font-size-complex="10pt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fo:letter-spacing="-0.011cm" fo:font-style="normal" style:font-size-asian="10pt" style:font-style-asian="normal" style:font-size-complex="10pt" style:font-style-complex="normal"/>
    </style:style>
    <style:style style:name="T14" style:family="text">
      <style:text-properties style:text-position="0% 100%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15" style:family="text">
      <style:text-properties style:text-position="0% 100%" fo:font-weight="normal" officeooo:rsid="001fe33d" style:font-name-asian="OpenSymbol" style:font-style-asian="normal" style:font-weight-asian="normal" style:font-name-complex="OpenSymbol" style:font-style-complex="normal" style:font-weight-complex="normal"/>
    </style:style>
    <style:style style:name="T16" style:family="text">
      <style:text-properties style:text-position="0% 100%" fo:font-weight="normal" style:font-name-asian="OpenSymbol" style:font-weight-asian="normal" style:font-name-complex="OpenSymbol" style:font-weight-complex="normal"/>
    </style:style>
    <style:style style:name="T17" style:family="text">
      <style:text-properties style:text-position="0% 100%" fo:font-weight="normal" officeooo:rsid="001fe33d" style:font-name-asian="OpenSymbol" style:font-weight-asian="normal" style:font-name-complex="OpenSymbol" style:font-weight-complex="normal"/>
    </style:style>
    <style:style style:name="T18" style:family="text">
      <style:text-properties style:text-position="0% 100%" fo:font-weight="normal" officeooo:rsid="00078948" style:font-name-asian="OpenSymbol" style:font-weight-asian="normal" style:font-name-complex="OpenSymbol" style:font-weight-complex="normal"/>
    </style:style>
    <style:style style:name="T19" style:family="text">
      <style:text-properties style:text-position="0% 100%" fo:font-weight="normal" officeooo:rsid="0008a676" style:font-name-asian="OpenSymbol" style:font-weight-asian="normal" style:font-name-complex="OpenSymbol" style:font-weight-complex="normal"/>
    </style:style>
    <style:style style:name="T20" style:family="text">
      <style:text-properties style:text-position="0% 100%" fo:font-weight="normal" officeooo:rsid="002450a0" style:font-name-asian="OpenSymbol" style:font-weight-asian="normal" style:font-name-complex="OpenSymbol" style:font-weight-complex="normal"/>
    </style:style>
    <style:style style:name="T21" style:family="text">
      <style:text-properties style:text-position="0% 100%" fo:font-weight="normal" officeooo:rsid="002a7244" style:font-name-asian="OpenSymbol" style:font-weight-asian="normal" style:font-name-complex="OpenSymbol" style:font-weight-complex="normal"/>
    </style:style>
    <style:style style:name="T22" style:family="text">
      <style:text-properties style:text-position="0% 100%" fo:font-weight="normal" officeooo:rsid="0035301e" style:font-name-asian="OpenSymbol" style:font-weight-asian="normal" style:font-name-complex="OpenSymbol" style:font-weight-complex="normal"/>
    </style:style>
    <style:style style:name="T23" style:family="text">
      <style:text-properties officeooo:rsid="001fe33d"/>
    </style:style>
    <style:style style:name="T24" style:family="text">
      <style:text-properties officeooo:rsid="002376bb"/>
    </style:style>
    <style:style style:name="T25" style:family="text">
      <style:text-properties officeooo:rsid="002450a0"/>
    </style:style>
    <style:style style:name="T26" style:family="text">
      <style:text-properties fo:letter-spacing="-0.004cm"/>
    </style:style>
    <style:style style:name="T27" style:family="text">
      <style:text-properties fo:letter-spacing="-0.004cm" officeooo:rsid="00227285"/>
    </style:style>
    <style:style style:name="T28" style:family="text">
      <style:text-properties fo:letter-spacing="-0.007cm"/>
    </style:style>
    <style:style style:name="T29" style:family="text">
      <style:text-properties fo:letter-spacing="normal"/>
    </style:style>
    <style:style style:name="T30" style:family="text">
      <style:text-properties fo:letter-spacing="normal" officeooo:rsid="002450a0"/>
    </style:style>
    <style:style style:name="T31" style:family="text">
      <style:text-properties style:use-window-font-color="true" style:font-name="Bitstream Vera Sans3" fo:font-size="10pt" fo:font-weight="normal" officeooo:rsid="0035301e" style:font-size-asian="10.5pt"/>
    </style:style>
    <style:style style:name="T32" style:family="text">
      <style:text-properties fo:color="#000000" style:font-name="Bitstream Vera Sans5" fo:font-size="10pt" fo:font-style="normal" fo:font-weight="normal" officeooo:rsid="0035301e" fo:background-color="transparent" loext:char-shading-value="0" style:font-size-asian="12pt" style:font-style-asian="italic" style:font-size-complex="12pt" style:font-style-complex="italic"/>
    </style:style>
    <style:style style:name="T33" style:family="text">
      <style:text-properties fo:color="#000000" style:font-name="Bitstream Vera Sans5" fo:font-size="10pt" fo:font-style="normal" fo:font-weight="normal" officeooo:rsid="00389e55" fo:background-color="transparent" loext:char-shading-value="0" style:font-size-asian="12pt" style:font-style-asian="italic" style:font-size-complex="12pt" style:font-style-complex="italic"/>
    </style:style>
    <style:style style:name="T34" style:family="text">
      <style:text-properties fo:color="#000000" style:font-name="Bitstream Vera Sans5" fo:font-size="10pt" fo:font-style="normal" officeooo:rsid="002376bb" fo:background-color="transparent" loext:char-shading-value="0" style:font-size-asian="12pt" style:font-style-asian="italic" style:font-size-complex="12pt" style:font-style-complex="italic"/>
    </style:style>
    <style:style style:name="T35" style:family="text">
      <style:text-properties fo:color="#000000" style:font-name="Bitstream Vera Sans5" fo:font-size="10pt" fo:font-style="normal" officeooo:rsid="00389e55" fo:background-color="transparent" loext:char-shading-value="0" style:font-size-asian="12pt" style:font-style-asian="italic" style:font-size-complex="12pt" style:font-style-complex="italic"/>
    </style:style>
    <style:style style:name="T36" style:family="text">
      <style:text-properties fo:color="#000000" style:font-name="Bitstream Vera Sans5" fo:font-size="10pt" fo:letter-spacing="-0.007cm" fo:font-style="normal" fo:font-weight="normal" officeooo:rsid="0035301e" fo:background-color="transparent" loext:char-shading-value="0" style:font-size-asian="12pt" style:font-style-asian="italic" style:font-size-complex="12pt" style:font-style-complex="italic"/>
    </style:style>
    <style:style style:name="T37" style:family="text">
      <style:text-properties officeooo:rsid="00389e55"/>
    </style:style>
    <style:style style:name="T38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21cm" style:color="#d7e12c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list xml:id="list3875556222" text:style-name="Num_5f_Exo">
          <text:list-item>
            <text:h text:style-name="P35" text:outline-level="1"> Calcule le plus astucieusement possible.</text:h>
          </text:list-item>
        </text:list>
      </text:section>
      <text:section text:style-name="Sect2" text:name="Section3">
        <text:p text:style-name="P25"><text:span text:style-name="corps"><text:span text:style-name="T11">A </text:span></text:span><text:span text:style-name="corps"><text:span text:style-name="T8">=</text:span></text:span><text:span text:style-name="corps"><text:span text:style-name="T11"><draw:frame draw:style-name="fr4" draw:name="Objet465" text:anchor-type="as-char" svg:width="2.685cm" svg:height="0.871cm" draw:z-index="16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<text:p text:style-name="P32"><text:span text:style-name="corps"><text:span text:style-name="T11">A </text:span></text:span><text:span text:style-name="corps"><text:span text:style-name="T8">=</text:span></text:span><text:span text:style-name="corps"><text:span text:style-name="T6"> </text:span></text:span><text:span text:style-name="_5f_pointillés_20_gris"><text:tab/></text:span></text:p>
        <text:p text:style-name="P29"><text:span text:style-name="corps"><text:span text:style-name="T11">A </text:span></text:span><text:span text:style-name="corps"><text:span text:style-name="T8">=</text:span></text:span><text:span text:style-name="corps"><text:span text:style-name="T6"> </text:span></text:span><text:span text:style-name="_5f_pointillés_20_gris"><text:tab/></text:span></text:p>
        <text:p text:style-name="P29"><text:span text:style-name="corps"><text:span text:style-name="T11">A </text:span></text:span><text:span text:style-name="corps"><text:span text:style-name="T8">=</text:span></text:span><text:span text:style-name="corps"><text:span text:style-name="T6"> </text:span></text:span><text:span text:style-name="_5f_pointillés_20_gris"><text:tab/></text:span></text:p>
        <text:p text:style-name="P25"><text:span text:style-name="corps"><text:span text:style-name="T11">B </text:span></text:span><text:span text:style-name="corps"><text:span text:style-name="T8">=</text:span></text:span><text:span text:style-name="corps"><text:span text:style-name="T11"><draw:frame draw:style-name="fr4" draw:name="Objet466" text:anchor-type="as-char" svg:width="4.704cm" svg:height="0.873cm" draw:z-index="17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/text:p>
        <text:p text:style-name="P29"><text:span text:style-name="corps"><text:span text:style-name="T11">B </text:span></text:span><text:span text:style-name="corps"><text:span text:style-name="T8">=</text:span></text:span><text:span text:style-name="corps"><text:span text:style-name="T6"> </text:span></text:span><text:span text:style-name="_5f_pointillés_20_gris"><text:tab/></text:span></text:p>
        <text:p text:style-name="P29"><text:span text:style-name="corps"><text:span text:style-name="T11">B </text:span></text:span><text:span text:style-name="corps"><text:span text:style-name="T8">=</text:span></text:span><text:span text:style-name="corps"><text:span text:style-name="T6"> </text:span></text:span><text:span text:style-name="_5f_pointillés_20_gris"><text:tab/></text:span></text:p>
        <text:p text:style-name="P29"><text:span text:style-name="corps"><text:span text:style-name="T11">B </text:span></text:span><text:span text:style-name="corps"><text:span text:style-name="T8">=</text:span></text:span><text:span text:style-name="corps"><text:span text:style-name="T6"> </text:span></text:span><text:span text:style-name="_5f_pointillés_20_gris"><text:tab/></text:span></text:p>
        <text:p text:style-name="P25"><text:span text:style-name="corps"><text:span text:style-name="T11">C </text:span></text:span><text:span text:style-name="corps"><text:span text:style-name="T8">=</text:span></text:span><text:span text:style-name="corps"><text:span text:style-name="T11"><draw:frame draw:style-name="fr4" draw:name="Objet467" text:anchor-type="as-char" svg:width="4.152cm" svg:height="0.958cm" draw:z-index="18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/text:p>
        <text:p text:style-name="P30"><text:span text:style-name="corps"><text:span text:style-name="T11">C </text:span></text:span><text:span text:style-name="corps"><text:span text:style-name="T8">=</text:span></text:span><text:span text:style-name="corps"><text:span text:style-name="T6"> </text:span></text:span><text:span text:style-name="_5f_pointillés_20_gris"><text:tab/></text:span></text:p>
        <text:p text:style-name="P29"><text:span text:style-name="corps"><text:span text:style-name="T11">C </text:span></text:span><text:span text:style-name="corps"><text:span text:style-name="T8">=</text:span></text:span><text:span text:style-name="corps"><text:span text:style-name="T6"> </text:span></text:span><text:span text:style-name="_5f_pointillés_20_gris"><text:tab/></text:span></text:p>
        <text:p text:style-name="P31"><text:span text:style-name="corps"><text:span text:style-name="T12">C </text:span></text:span><text:span text:style-name="corps"><text:span text:style-name="T9">=</text:span></text:span><text:span text:style-name="corps"><text:span text:style-name="T7"> </text:span></text:span><text:span text:style-name="_5f_pointillés_20_gris"><text:tab/></text:span></text:p>
      </text:section>
      <text:section text:style-name="Sect3" text:name="Section1">
        <text:list xml:id="list144803587844143" text:continue-numbering="true" text:style-name="Num_5f_Exo">
          <text:list-item>
            <text:h text:style-name="P36" text:outline-level="1"> <text:span text:style-name="T26">Trois chaînes de télévision comparent l’audimat de leurs émissions phares du samedi soir. La chaîne A estime qu’elle a réuni </text:span><text:span text:style-name="_5f_BVS"><text:span text:style-name="T26"><draw:frame draw:style-name="fr5" draw:name="Objet4" text:anchor-type="as-char" svg:width="0.517cm" svg:height="0.97cm" draw:z-index="19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T26"><text:s/>des téléspectateurs. La chaîne B annonce que </text:span><text:span text:style-name="_5f_BVS"><text:span text:style-name="T26"><draw:frame draw:style-name="fr5" draw:name="Objet5" text:anchor-type="as-char" svg:width="0.517cm" svg:height="0.97cm" draw:z-index="2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T26"><text:s/>des téléspectateurs ont regardé son émission et la chaîne C prétend avoir rassemblé </text:span><text:span text:style-name="_5f_BVS"><text:span text:style-name="T26"><draw:frame draw:style-name="fr5" draw:name="Objet6" text:anchor-type="as-char" svg:width="0.517cm" svg:height="0.97cm" draw:z-index="2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T26"><text:s/>des téléspectateurs.</text:span></text:h>
          </text:list-item>
        </text:list>
        <text:list xml:id="list3606093944" text:style-name="liste_5f_abc">
          <text:list-item text:start-value="1">
            <text:p text:style-name="P55">Quelle chaîne ment assurément ?</text:p>
          </text:list-item>
        </text:list>
        <text:list xml:id="list148296972" text:style-name="_5f_Numérotation_20_des_20_exercices_20_livrets">
          <text:list-item>
            <text:list>
              <text:list-header>
                <text:p text:style-name="P43"><text:span text:style-name="_5f_pointillés_20_gris"><text:tab/></text:span></text:p>
              </text:list-header>
            </text:list>
          </text:list-item>
        </text:list>
        <text:p text:style-name="P33"><text:span text:style-name="_5f_pointillés_20_gris"><text:tab/></text:span></text:p>
        <text:list xml:id="list144803506873405" text:continue-list="list3606093944" text:style-name="liste_5f_abc">
          <text:list-item>
            <text:p text:style-name="P56">Parmi les deux autres chaînes, laquelle a réalisé la meilleure audience ?</text:p>
          </text:list-item>
        </text:list>
        <text:list xml:id="list144803765644960" text:continue-list="list148296972" text:style-name="_5f_Numérotation_20_des_20_exercices_20_livrets">
          <text:list-item>
            <text:list>
              <text:list-header>
                <text:p text:style-name="P43"><text:span text:style-name="_5f_pointillés_20_gris"><text:tab/></text:span></text:p>
                <text:p text:style-name="P43"><text:span text:style-name="_5f_pointillés_20_gris"><text:tab/></text:span></text:p>
              </text:list-header>
            </text:list>
          </text:list-item>
        </text:list>
        <text:list xml:id="list144803855359104" text:continue-list="list144803587844143" text:style-name="Num_5f_Exo">
          <text:list-item>
            <text:h text:style-name="P37" text:outline-level="1"> Un <text:span text:style-name="_5f_BVS">primeur a vendu les </text:span><text:span text:style-name="_5f_BVS"><draw:frame draw:style-name="fr5" draw:name="Objet363" text:anchor-type="as-char" svg:width="0.293cm" svg:height="0.87cm" draw:z-index="2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BVS"><text:s/>de ses salades le matin. </text:span><text:span text:style-name="_5f_BVS"><text:span text:style-name="T25">Le soir, </text:span></text:span><text:span text:style-name="_5f_BVS"><text:span text:style-name="T25"><draw:frame draw:style-name="fr5" draw:name="Objet3" text:anchor-type="as-char" svg:width="0.293cm" svg:height="0.87cm" draw:z-index="2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BVS"><text:span text:style-name="T25"><text:s/>des salades sont invendues</text:span></text:span><text:span text:style-name="_5f_BVS">.</text:span></text:h>
          </text:list-item>
        </text:list>
        <text:list xml:id="list144802749208139" text:continue-list="list144803506873405" text:style-name="liste_5f_abc">
          <text:list-item text:start-value="1">
            <text:p text:style-name="P57"><text:span text:style-name="_5f_BVS"><text:span text:style-name="T28">Quelle fraction de ses salades lui reste-t-il à midi ?</text:span></text:span></text:p>
            <text:list>
              <text:list-header>
                <text:p text:style-name="P46"><text:span text:style-name="_5f_pointillés_20_gris"><text:tab/></text:span></text:p>
                <text:p text:style-name="P46"><text:span text:style-name="_5f_pointillés_20_gris"><text:tab/></text:span></text:p>
              </text:list-header>
            </text:list>
          </text:list-item>
          <text:list-item>
            <text:p text:style-name="P56"><text:span text:style-name="_5f_BVS"><text:span text:style-name="T16">Quelle fraction de ses salades </text:span></text:span><text:span text:style-name="_5f_BVS"><text:span text:style-name="T20">a-t-il vendu</text:span></text:span><text:span text:style-name="_5f_BVS"><text:span text:style-name="T22">e</text:span></text:span><text:span text:style-name="_5f_BVS"><text:span text:style-name="T20"> dans la journée</text:span></text:span><text:span text:style-name="_5f_BVS"><text:span text:style-name="T17"> ?</text:span></text:span></text:p>
            <text:list>
              <text:list-header>
                <text:p text:style-name="P46"><text:span text:style-name="_5f_pointillés_20_gris"><text:tab/></text:span></text:p>
                <text:p text:style-name="P46"><text:span text:style-name="_5f_pointillés_20_gris"><text:tab/></text:span></text:p>
                <text:p text:style-name="P46"><text:span text:style-name="_5f_pointillés_20_gris"><text:tab/></text:span></text:p>
              </text:list-header>
            </text:list>
          </text:list-item>
        </text:list>
        <text:list xml:id="list144802629162031" text:continue-list="list144803855359104" text:style-name="Num_5f_Exo">
          <text:list-item>
            <text:h text:style-name="P34" text:outline-level="1"> <text:span text:style-name="T31">Tao</text:span> s’entraîne à marquer des paniers au basket. Lundi, sur 25 essais, il a marqué 15 fois. Mardi, sur 10 essais, 7 ont été réussis. Mercredi, il a réussi 65 % de ses tirs. Quel jour a-t-il été le meilleur ?</text:h>
          </text:list-item>
        </text:list>
        <text:list xml:id="list144802703995205" text:continue-list="list144803765644960" text:style-name="_5f_Numérotation_20_des_20_exercices_20_livrets">
          <text:list-item>
            <text:list>
              <text:list-header>
                <text:p text:style-name="P43"><text:span text:style-name="_5f_pointillés_20_gris"><text:tab/></text:span></text:p>
                <text:p text:style-name="P43"><text:span text:style-name="_5f_pointillés_20_gris"><text:tab/></text:span></text:p>
                <text:p text:style-name="P44"><text:span text:style-name="_5f_pointillés_20_gris"><text:tab/></text:span></text:p>
              </text:list-header>
            </text:list>
          </text:list-item>
        </text:list>
        <text:p text:style-name="P33"><text:span text:style-name="_5f_pointillés_20_gris"><text:tab/></text:span></text:p>
        <text:p text:style-name="P33"><text:span text:style-name="_5f_pointillés_20_gris"><text:tab/></text:span></text:p>
        <text:list xml:id="list144802367507279" text:continue-numbering="true" text:style-name="_5f_Numérotation_20_des_20_exercices_20_livrets">
          <text:list-item>
            <text:list>
              <text:list-header>
                <text:p text:style-name="P43"><text:span text:style-name="_5f_pointillés_20_gris"><text:tab/></text:span></text:p>
              </text:list-header>
            </text:list>
          </text:list-item>
        </text:list>
        <text:list xml:id="list144803918962553" text:continue-list="list144802629162031" text:style-name="Num_5f_Exo">
          <text:list-item>
            <text:h text:style-name="P38" text:outline-level="1"><text:span text:style-name="_5f_Consigne"><text:span text:style-name="T10"> </text:span></text:span><text:span text:style-name="_5f_Consigne"><text:span text:style-name="T13">Un constructeur automobile crée plusieurs voitures différentes. On appelle « chevaux » la puissance du véhicule.</text:span></text:span></text:h>
          </text:list-item>
        </text:list>
        <text:p text:style-name="P24"><text:span text:style-name="_5f_Consigne"><text:span text:style-name="T13">Plus le rapport </text:span></text:span><text:span text:style-name="T13"><draw:frame draw:style-name="fr4" draw:name="Objet164" text:anchor-type="as-char" svg:width="1.561cm" svg:height="0.87cm" draw:z-index="24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onsigne"><text:span text:style-name="T13"><text:s/>est élevé, plus la voiture est rapide.</text:span></text:span></text:p>
        <text:p text:style-name="P26">La voiture A pèse 780 kg et possède 78 chevaux, la voiture B pèse 854 kg et possède 185 chevaux, la voiture C pèse 996 kg et possède 156 chevaux et enfin la voiture D pèse 1,135 tonne et possède 122 chevaux.</text:p>
        <text:p text:style-name="P27">Classe ces voitures de la plus lente à la plus rapide.</text:p>
        <text:list xml:id="list144802660578249" text:continue-list="list144802367507279" text:style-name="_5f_Numérotation_20_des_20_exercices_20_livrets">
          <text:list-item>
            <text:list>
              <text:list-header>
                <text:p text:style-name="P43"><text:span text:style-name="_5f_pointillés_20_gris"><text:tab/></text:span></text:p>
                <text:p text:style-name="P43"><text:span text:style-name="_5f_pointillés_20_gris"><text:tab/></text:span></text:p>
                <text:p text:style-name="P43"><text:span text:style-name="_5f_pointillés_20_gris"><text:tab/></text:span></text:p>
                <text:p text:style-name="P44"><text:span text:style-name="_5f_pointillés_20_gris"><text:tab/></text:span></text:p>
                <text:p text:style-name="P44"><text:span text:style-name="_5f_pointillés_20_gris"><text:tab/></text:span></text:p>
                <text:p text:style-name="P44"><text:span text:style-name="_5f_pointillés_20_gris"><text:tab/></text:span></text:p>
              </text:list-header>
            </text:list>
          </text:list-item>
        </text:list>
        <text:list xml:id="list144802469588270" text:continue-list="list144803918962553" text:style-name="Num_5f_Exo">
          <text:list-item>
            <text:h text:style-name="P39" text:outline-level="1"><text:soft-page-break/><text:span text:style-name="_5f_BVS"> </text:span><text:span text:style-name="_5f_BVS"><text:span text:style-name="T28">Dans les parkings, la loi exige que, sur 50 places, au moins une soit réservée aux personnes </text:span></text:span><text:span text:style-name="_5f_BVS"><text:span text:style-name="T36">en situation de handicap</text:span></text:span><text:span text:style-name="_5f_BVS"><text:span text:style-name="T28">.</text:span></text:span></text:h>
          </text:list-item>
        </text:list>
        <text:p text:style-name="P28"><text:span text:style-name="_5f_BVS">Un parking de 600 places contient 10 places pour </text:span><text:span text:style-name="_5f_BVS"><text:span text:style-name="T32">les personnes en situation de handicap</text:span></text:span><text:span text:style-name="_5f_BVS">.</text:span></text:p>
        <text:list xml:id="list144803145926171" text:continue-list="list144802749208139" text:style-name="liste_5f_abc">
          <text:list-item text:start-value="1">
            <text:p text:style-name="P55"><text:span text:style-name="_5f_BVS">Traduis cet énoncé à l’aide de deux fractions puis compare-les.</text:span></text:p>
          </text:list-item>
        </text:list>
        <text:list xml:id="list144802992312377" text:continue-list="list144802660578249" text:style-name="_5f_Numérotation_20_des_20_exercices_20_livrets">
          <text:list-item>
            <text:list>
              <text:list-header>
                <text:p text:style-name="P42"><text:span text:style-name="_5f_pointillés_20_gris"><text:tab/></text:span></text:p>
                <text:p text:style-name="P45"><text:span text:style-name="_5f_pointillés_20_gris"><text:tab/></text:span></text:p>
              </text:list-header>
            </text:list>
          </text:list-item>
        </text:list>
        <text:p text:style-name="P33"><text:span text:style-name="_5f_pointillés_20_gris"><text:tab/></text:span></text:p>
        <text:list xml:id="list144804020113279" text:continue-list="list144803145926171" text:style-name="liste_5f_abc">
          <text:list-item>
            <text:p text:style-name="P56"><text:span text:style-name="_5f_BVS">Le gérant du parking respecte-t-il la loi ?</text:span></text:p>
          </text:list-item>
        </text:list>
        <text:list xml:id="list144803240974846" text:continue-list="list144802992312377" text:style-name="_5f_Numérotation_20_des_20_exercices_20_livrets">
          <text:list-item>
            <text:list>
              <text:list-header>
                <text:p text:style-name="P43"><text:span text:style-name="_5f_pointillés_20_gris"><text:tab/></text:span></text:p>
                <text:p text:style-name="P43"><text:span text:style-name="_5f_pointillés_20_gris"><text:tab/></text:span></text:p>
                <text:p text:style-name="P43"><text:span text:style-name="_5f_pointillés_20_gris"><text:tab/></text:span></text:p>
              </text:list-header>
            </text:list>
          </text:list-item>
        </text:list>
        <text:list xml:id="list144802421969939" text:continue-list="list144802469588270" text:style-name="Num_5f_Exo">
          <text:list-item>
            <text:h text:style-name="P40" text:outline-level="1"><text:span text:style-name="_5f_BVS"><text:span text:style-name="T15"> </text:span></text:span><text:span text:style-name="_5f_BVS">Un confiseur prépare des sachets de bonbons en mettant un tiers de caramels, deux neuvièmes de bonbons aux fruits et pour le reste des bonbons au chocolat. </text:span></text:h>
          </text:list-item>
        </text:list>
        <text:list xml:id="list144802645357554" text:continue-list="list144804020113279" text:style-name="liste_5f_abc">
          <text:list-item text:start-value="1">
            <text:p text:style-name="P55"><text:span text:style-name="_5f_BVS">Quelle fraction de l’ensemble représente</text:span><text:span text:style-name="_5f_BVS"><text:span text:style-name="T37">nt</text:span></text:span><text:span text:style-name="_5f_BVS"> les caramels ?</text:span></text:p>
          </text:list-item>
        </text:list>
        <text:list xml:id="list144803723143336" text:continue-list="list144803240974846" text:style-name="_5f_Numérotation_20_des_20_exercices_20_livrets">
          <text:list-item>
            <text:list>
              <text:list-header>
                <text:p text:style-name="P43"><text:span text:style-name="_5f_pointillés_20_gris"><text:tab/></text:span></text:p>
              </text:list-header>
            </text:list>
          </text:list-item>
        </text:list>
        <text:list xml:id="list144803792161901" text:continue-list="list144802645357554" text:style-name="liste_5f_abc">
          <text:list-item>
            <text:p text:style-name="P58"><text:span text:style-name="_5f_BVS"><text:span text:style-name="T23">Quelle fraction de l’ensemble représentent </text:span></text:span><text:span text:style-name="_5f_BVS">les bonbons aux fruits </text:span><text:span text:style-name="_5f_BVS"><text:span text:style-name="T25">et au caramel</text:span></text:span><text:span text:style-name="_5f_BVS"><text:span text:style-name="T30"> </text:span></text:span><text:span text:style-name="_5f_BVS">?</text:span></text:p>
          </text:list-item>
        </text:list>
        <text:list xml:id="list144803214024263" text:continue-list="list144803723143336" text:style-name="_5f_Numérotation_20_des_20_exercices_20_livrets">
          <text:list-item>
            <text:list>
              <text:list-header>
                <text:p text:style-name="P43"><text:span text:style-name="_5f_pointillés_20_gris"><text:tab/></text:span></text:p>
              </text:list-header>
            </text:list>
          </text:list-item>
        </text:list>
        <text:list xml:id="list144802393285487" text:continue-list="list144803792161901" text:style-name="liste_5f_abc">
          <text:list-item>
            <text:p text:style-name="P58"><text:span text:style-name="_5f_BVS">Quelle fraction de l’ensemble représente</text:span><text:span text:style-name="_5f_BVS"><text:span text:style-name="T37">nt</text:span></text:span><text:span text:style-name="_5f_BVS"> les bonbons au chocolat</text:span><text:span text:style-name="_5f_BVS"><text:span text:style-name="T29"> </text:span></text:span><text:span text:style-name="_5f_BVS">?</text:span></text:p>
          </text:list-item>
        </text:list>
        <text:list xml:id="list144803246640457" text:continue-list="list144803214024263" text:style-name="_5f_Numérotation_20_des_20_exercices_20_livrets">
          <text:list-item>
            <text:list>
              <text:list-header>
                <text:p text:style-name="P43"><text:span text:style-name="_5f_pointillés_20_gris"><text:tab/></text:span></text:p>
              </text:list-header>
            </text:list>
          </text:list-item>
        </text:list>
        <text:list xml:id="list144803996954577" text:continue-list="list144802421969939" text:style-name="Num_5f_Exo">
          <text:list-item>
            <text:h text:style-name="P40" text:outline-level="1"> <text:span text:style-name="T26">Actuell</text:span><text:span text:style-name="_5f_BVS"><text:span text:style-name="T26">ement, 1,5 milliard d’êtres humains n’ont pas accès à l’eau potable et 2,6 milliards n’ont pas droit à un réseau d’assainissement des eaux usées (toilettes, égouts, ...).</text:span></text:span></text:h>
          </text:list-item>
        </text:list>
        <text:p text:style-name="P24"><text:span text:style-name="_5f_BVS"><text:span text:style-name="T26">Si l’on considère que la planète compte 6,6 milliards d’individus, donne </text:span></text:span><text:span text:style-name="_5f_BVS"><text:span text:style-name="T27">la proportion d’êtres humains</text:span></text:span><text:span text:style-name="_5f_BVS"><text:span text:style-name="T26"> :</text:span></text:span></text:p>
        <text:list xml:id="list144803826142909" text:continue-list="list144802393285487" text:style-name="liste_5f_abc">
          <text:list-item text:start-value="1">
            <text:p text:style-name="P55"><text:span text:style-name="_5f_BVS">qui n’ont pas accès à l’eau potable.</text:span></text:p>
            <text:list>
              <text:list-header>
                <text:p text:style-name="P46"><text:span text:style-name="_5f_pointillés_20_gris"><text:tab/></text:span></text:p>
              </text:list-header>
            </text:list>
          </text:list-item>
          <text:list-item>
            <text:p text:style-name="P56"><text:span text:style-name="_5f_BVS"><text:span text:style-name="T16">qui ne disposent pas </text:span></text:span><text:span text:style-name="_5f_BVS"><text:span text:style-name="T21">d’un accès à </text:span></text:span><text:span text:style-name="_5f_BVS"><text:span text:style-name="T16">un réseau d’assainissement.</text:span></text:span></text:p>
          </text:list-item>
        </text:list>
        <text:list xml:id="list144803699692476" text:continue-list="list144803246640457" text:style-name="_5f_Numérotation_20_des_20_exercices_20_livrets">
          <text:list-item>
            <text:list>
              <text:list-header>
                <text:p text:style-name="P43"><text:span text:style-name="_5f_pointillés_20_gris"><text:tab/></text:span></text:p>
                <text:p text:style-name="P43"><text:span text:style-name="_5f_pointillés_20_gris"><text:tab/></text:span></text:p>
              </text:list-header>
            </text:list>
          </text:list-item>
        </text:list>
        <text:list xml:id="list144802172515734" text:continue-list="list144803996954577" text:style-name="Num_5f_Exo">
          <text:list-item>
            <text:h text:style-name="P54" text:outline-level="1"> <text:span text:style-name="_5f_BVS">Steven mange </text:span><text:span text:style-name="_5f_BVS"><draw:frame draw:style-name="fr4" draw:name="Objet26" text:anchor-type="as-char" svg:width="0.293cm" svg:height="0.97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BVS"><text:s/>de la tarte de </text:span><text:span text:style-name="_5f_BVS"><text:span text:style-name="T37">sa </text:span></text:span><text:span text:style-name="_5f_BVS">grand-mère et Alice en mange les </text:span><text:span text:style-name="_5f_BVS"><draw:frame draw:style-name="fr4" draw:name="Objet40" text:anchor-type="as-char" svg:width="0.293cm" svg:height="0.87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BVS">.</text:span></text:h>
          </text:list-item>
        </text:list>
        <text:p text:style-name="_5f_Paragraphe_20_livret_20_"><text:span text:style-name="_5f_BVS"><text:span text:style-name="T16">Quelle fraction de la tarte ont-ils mangé</text:span></text:span><text:span text:style-name="_5f_BVS"><text:span text:style-name="T18">e</text:span></text:span><text:span text:style-name="_5f_BVS"><text:span text:style-name="T16"> </text:span></text:span><text:span text:style-name="_5f_BVS"><text:span text:style-name="T19">à eux deux </text:span></text:span><text:span text:style-name="_5f_BVS"><text:span text:style-name="T16">et quelle fraction </text:span></text:span><text:span text:style-name="_5f_BVS"><text:span text:style-name="T18">en </text:span></text:span><text:span text:style-name="_5f_BVS"><text:span text:style-name="T16">reste-t-il ?</text:span></text:span></text:p>
        <text:list xml:id="list144803252635200" text:continue-list="list144803699692476" text:style-name="_5f_Numérotation_20_des_20_exercices_20_livrets">
          <text:list-item>
            <text:list>
              <text:list-header>
                <text:p text:style-name="P43"><text:span text:style-name="_5f_pointillés_20_gris"><text:tab/></text:span></text:p>
                <text:p text:style-name="P43"><text:span text:style-name="_5f_pointillés_20_gris"><text:tab/></text:span></text:p>
                <text:p text:style-name="P43"><text:span text:style-name="_5f_pointillés_20_gris"><text:tab/></text:span></text:p>
                <text:p text:style-name="P43"><text:span text:style-name="_5f_pointillés_20_gris"><text:tab/></text:span></text:p>
              </text:list-header>
            </text:list>
          </text:list-item>
        </text:list>
        <text:list xml:id="list144802565061621" text:continue-list="list144802172515734" text:style-name="Num_5f_Exo">
          <text:list-item>
            <text:h text:style-name="P41" text:outline-level="1"><text:span text:style-name="_5f_BVS"><text:span text:style-name="_5f_BVS"><text:span text:style-name="T14"> </text:span></text:span></text:span><text:span text:style-name="_5f_BVS"><text:span text:style-name="T26">Martine a lu 150 pages d’un livre de 420 pages. A-t-elle lu plus du tiers du livre ?</text:span></text:span></text:h>
            <text:list>
              <text:list-header>
                <text:p text:style-name="P48"><text:span text:style-name="_5f_pointillés_20_gris"><text:tab/></text:span></text:p>
                <text:p text:style-name="P48"><text:span text:style-name="_5f_pointillés_20_gris"><text:tab/></text:span></text:p>
                <text:p text:style-name="P48"><text:span text:style-name="_5f_pointillés_20_gris"><text:tab/></text:span></text:p>
                <text:p text:style-name="P48"><text:span text:style-name="_5f_pointillés_20_gris"><text:tab/></text:span></text:p>
              </text:list-header>
            </text:list>
          </text:list-item>
          <text:list-item>
            <text:h text:style-name="P41" text:outline-level="1"><text:span text:style-name="_5f_BVS"><text:span text:style-name="_5f_BVS"><text:span text:style-name="T14"> </text:span></text:span></text:span><text:span text:style-name="_5f_BVS">Dans un magasin, on dispose de </text:span><text:span text:style-name="_5f_BVS"><text:span text:style-name="T24">3</text:span></text:span><text:span text:style-name="_5f_BVS">50 </text:span><text:span text:style-name="_5f_BVS"><text:span text:style-name="T33">boîte</text:span></text:span><text:span text:style-name="_5f_BVS">s </text:span><text:span text:style-name="_5f_BVS"><text:span text:style-name="T24">de chocolats</text:span></text:span><text:span text:style-name="_5f_BVS">. Au cours du premier mois, on en vend </text:span><text:span text:style-name="_5f_BVS"><text:span text:style-name="T24">200</text:span></text:span><text:span text:style-name="_5f_BVS">.</text:span></text:h>
          </text:list-item>
        </text:list>
        <text:list xml:id="list144803630373642" text:continue-list="list144803826142909" text:style-name="liste_5f_abc">
          <text:list-item>
            <text:list>
              <text:list-item>
                <text:list>
                  <text:list-item text:start-value="1">
                    <text:p text:style-name="P55"><text:span text:style-name="_5f_BVS">Quelle fraction du total représente cette vente ? Simplifie.</text:span></text:p>
                  </text:list-item>
                </text:list>
              </text:list-item>
            </text:list>
          </text:list-item>
        </text:list>
        <text:list xml:id="list144802394661254" text:continue-list="list144802565061621" text:style-name="Num_5f_Exo">
          <text:list-item>
            <text:list>
              <text:list-header>
                <text:p text:style-name="P48"><text:span text:style-name="_5f_pointillés_20_gris"><text:tab/></text:span></text:p>
              </text:list-header>
            </text:list>
          </text:list-item>
        </text:list>
        <text:list xml:id="list144802819367898" text:continue-list="list144803630373642" text:style-name="liste_5f_abc">
          <text:list-item text:start-value="2">
            <text:p text:style-name="P60"><text:span text:style-name="_5f_BVS">L’objectif était de vendre les </text:span><text:span text:style-name="_5f_BVS"><draw:frame draw:style-name="fr3" draw:name="Objet1" text:anchor-type="as-char" svg:width="0.293cm" svg:height="0.87cm" draw:z-index="1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BVS"><text:s/>du total. L’objectif a-t-il été atteint ? Explique.</text:span></text:p>
          </text:list-item>
        </text:list>
        <text:list xml:id="list144803546481322" text:continue-list="list144802394661254" text:style-name="Num_5f_Exo">
          <text:list-item>
            <text:list>
              <text:list-header>
                <text:p text:style-name="P48"><text:span text:style-name="_5f_pointillés_20_gris"><text:tab/></text:span></text:p>
                <text:p text:style-name="P48"><text:span text:style-name="_5f_pointillés_20_gris"><text:tab/></text:span></text:p>
                <text:p text:style-name="P48"><text:span text:style-name="_5f_pointillés_20_gris"><text:tab/></text:span></text:p>
              </text:list-header>
            </text:list>
          </text:list-item>
        </text:list>
        <text:list xml:id="list144802042838778" text:continue-list="list144802819367898" text:style-name="liste_5f_abc">
          <text:list-item>
            <text:p text:style-name="P59"><text:span text:style-name="_5f_BVS">Dans les jours qui suivent, on vend encore </text:span><text:span text:style-name="_5f_BVS"><draw:frame draw:style-name="fr3" draw:name="Objet2" text:anchor-type="as-char" svg:width="0.293cm" svg:height="0.87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_5f_BVS"><text:s/></text:span><text:span text:style-name="_5f_BVS"><text:span text:style-name="T24">des </text:span></text:span><text:span text:style-name="_5f_BVS"><text:span text:style-name="T34">b</text:span></text:span><text:span text:style-name="_5f_BVS"><text:span text:style-name="T35">oîtes</text:span></text:span><text:span text:style-name="_5f_BVS"><text:span text:style-name="T24"> qu’il reste</text:span></text:span>. Quelle fraction du total initial reste-t-il à vendre ?</text:p>
            <text:list>
              <text:list-header>
                <text:p text:style-name="P46"><text:span text:style-name="_5f_pointillés_20_gris"><text:tab/></text:span></text:p>
                <text:p text:style-name="P46"><text:span text:style-name="_5f_pointillés_20_gris"><text:tab/></text:span></text:p>
                <text:p text:style-name="P47"><text:span text:style-name="_5f_pointillés_20_gris"><text:tab/></text:span></text:p>
              </text:list-header>
            </text:list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loext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loext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style:font-name="Bitstream Vera Sans5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5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style:font-name="Bitstream Vera Sans1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_5f_Numérotation_20_des_20_exercices_20_livretsbis" style:display-name="_Numérotation des exercices livretsbis">
      <text:list-level-style-number text:level="1" text:style-name="_5f_Numéros_20_exercices_20_livret" style:num-prefix=" " style:num-suffix=" " style:num-format="1" text:start-value="6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6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fo:font-family="'Bitstream Vera Sans'" style:font-style-name="Roman" style:font-family-generic="swiss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Pied_20_de_20_page" style:list-style-name="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officeooo:rsid="000bfa5c" officeooo:paragraph-rsid="000bfa5c"/>
    </style:style>
    <style:style style:name="MP26" style:family="paragraph">
      <loext:graphic-properties draw:fill="solid" draw:fill-color="#d7e12c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/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19fee0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5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3_20_paire_28_une_20_colonne_29__20__20__28_G_29_" style:display-name="_Fiche éditeur série 3 paire(une colonne)  (G)" style:page-layout-name="Mpm18" style:next-style-name="_5f_Fiche_20_éditeur_20_série_20_3_20__28_une_20_colonne_29__20_impaire_20__28_D_29_">
      <style:header>
        <text:p text:style-name="MP17">Série 6 : multiplier </text:p>
      </style:header>
      <style:footer>
        <text:h text:style-name="MP24" text:outline-level="1">Chapitre A3 :Nombres rationnels </text:h>
      </style:footer>
    </style:master-page>
    <style:master-page style:name="_5f_Fiche_20_éditeur_20_série_20_3_20__28_une_20_colonne_29__20_impaire_20__28_D_29_" style:display-name="_Fiche éditeur série 3 (une colonne) impaire (D)" style:page-layout-name="Mpm19" style:next-style-name="_5f_Fiche_20_éditeur_20_série_20_3_20_paire_20__28_G_29_">
      <style:header>
        <text:p text:style-name="MP6"><text:span text:style-name="MT1">Série 3 :</text:span> <text:span text:style-name="MT1">Multiplier</text:span></text:p>
      </style:header>
      <style:footer>
        <text:p text:style-name="MP7">Chapitre N2 : Nombres en écriture fractionnaire</text:p>
      </style:footer>
      <style:footer-left>
        <text:p text:style-name="MP12"/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5"><draw:path text:anchor-type="paragraph" draw:z-index="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3" draw:style-name="Mgr2" draw:text-style-name="MP28" svg:width="2.703cm" svg:height="0.715cm" draw:transform="rotate (0.0872664625997165) translate (-0.172861111111111cm 0.218722222222222cm)"><draw:text-box><text:p text:style-name="MP27"><text:span text:style-name="MT5">Série 7</text:span></text:p></draw:text-box></draw:frame><draw:line text:anchor-type="paragraph" draw:z-index="5" draw:style-name="Mgr3" draw:text-style-name="MP27" svg:x1="6.357cm" svg:y1="0.36cm" svg:x2="20.496cm" svg:y2="0.36cm"><text:p/></draw:line>Synthèse</text:p>
      </style:header>
      <style:footer>
        <text:p text:style-name="MP29"><draw:frame draw:style-name="Mfr1" draw:name="Cadre11" text:anchor-type="paragraph" svg:y="-0.06cm" draw:z-index="7"><draw:text-box fo:min-height="0.499cm" fo:min-width="3cm"><draw:frame draw:style-name="Mfr2" draw:name="Cadre2" text:anchor-type="frame" svg:x="0.45cm" svg:y="0.079cm" svg:width="0.817cm" draw:z-index="9"><draw:text-box fo:min-height="0.355cm"><text:p text:style-name="MP30"><draw:g text:anchor-type="paragraph" draw:z-index="15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34</text:page-number></text:p></draw:text-box></draw:frame><text:p text:style-name="MP32">Nombres rationnels • A<text:span text:style-name="MT6">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9T14:48:01.605000000</dc:date>
    <meta:editing-duration>PT10H51M45S</meta:editing-duration>
    <meta:editing-cycles>68</meta:editing-cycles>
    <meta:generator>LibreOffice/6.3.3.2$Windows_X86_64 LibreOffice_project/a64200df03143b798afd1ec74a12ab50359878ed</meta:generator>
    <dc:subject>multiplier</dc:subject>
    <dc:title>A3_5 série 6</dc:title>
    <meta:document-statistic meta:table-count="1" meta:image-count="0" meta:object-count="13" meta:page-count="2" meta:paragraph-count="135" meta:word-count="738" meta:character-count="4350" meta:non-whitespace-character-count="3228"/>
  </office:meta>
</office:document-meta>
</file>

<file path=Object 1/content.xml><?xml version="1.0" encoding="utf-8"?>
<math xmlns="http://www.w3.org/1998/Math/MathML" display="block">
  <semantics>
    <mfrac>
      <mi>chevaux</mi>
      <mi>poids</mi>
    </mfrac>
    <annotation encoding="StarMath 5.0">{{chevaux}} over {{poids}}</annotation>
  </semantics>
</math>
</file>

<file path=Object 10/content.xml><?xml version="1.0" encoding="utf-8"?>
<math xmlns="http://www.w3.org/1998/Math/MathML" display="block">
  <semantics>
    <mfrac>
      <mn>39</mn>
      <mn>34</mn>
    </mfrac>
    <annotation encoding="StarMath 5.0">{39} over {34}</annotation>
  </semantics>
</math>
</file>

<file path=Object 2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7</math:mn>
      </math:mfrac>
      <math:mrow>
        <math:mi/>
        <math:mo math:stretchy="false">+</math:mo>
        <math:mi/>
      </math:mrow>
      <math:mfrac>
        <math:mn>2</math:mn>
        <math:mn>9</math:mn>
      </math:mfrac>
      <math:mrow>
        <math:mi/>
        <math:mo math:stretchy="false">+</math:mo>
        <math:mi/>
      </math:mrow>
      <math:mfrac>
        <math:mn>6</math:mn>
        <math:mn>7</math:mn>
      </math:mfrac>
      <math:mrow>
        <math:mi/>
        <math:mo math:stretchy="false">+</math:mo>
        <math:mi/>
      </math:mrow>
      <math:mfrac>
        <math:mn>7</math:mn>
        <math:mn>9</math:mn>
      </math:mfrac>
    </math:mrow>
    <math:annotation math:encoding="StarMath 5.0">{{1}} over {{7}}`+`{{2}} over {{9}}`+`{{6}} over {{7}}`+`{{7}} over {{9}}
</math:annotation>
  </math:semantics>
</math:math>
</file>

<file path=Object 3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30/content.xml><?xml version="1.0" encoding="utf-8"?>
<math xmlns="http://www.w3.org/1998/Math/MathML" display="block">
  <semantics>
    <mrow>
      <mfrac>
        <mn>4</mn>
        <mn>3</mn>
      </mfrac>
      <mspace width="0.5em"/>
      <mstyle mathvariant="normal">
        <mi mathvariant="normal"></mi>
      </mstyle>
      <mspace width="0.5em"/>
      <mfrac>
        <mn>11</mn>
        <mn>4</mn>
      </mfrac>
      <mspace width="0.5em"/>
      <mstyle mathvariant="normal">
        <mi mathvariant="normal"></mi>
      </mstyle>
      <mspace width="0.5em"/>
      <mfrac>
        <mn>22</mn>
        <mn>5</mn>
      </mfrac>
      <mrow>
        <mspace width="0.5em"/>
        <mo stretchy="false">−</mo>
        <mspace width="0.5em"/>
      </mrow>
      <mfrac>
        <mn>1</mn>
        <mn>3</mn>
      </mfrac>
      <mrow>
        <mspace width="0.5em"/>
        <mo stretchy="false">−</mo>
        <mspace width="0.5em"/>
      </mrow>
      <mfrac>
        <mn>3</mn>
        <mn>4</mn>
      </mfrac>
      <mrow>
        <mspace width="0.5em"/>
        <mo stretchy="false">−</mo>
        <mspace width="0.5em"/>
      </mrow>
      <mfrac>
        <mn>7</mn>
        <mn>5</mn>
      </mfrac>
    </mrow>
    <annotation encoding="StarMath 5.0">{{4}} over {{3}}`nitalic`{{11}} over {{4}}`nitalic`{{22}} over {{5}}`-`{{1}} over {{3}}`-`{{3}} over {{4}}`-`{{7}} over {{5}}
</annotation>
  </semantics>
</math>
</file>

<file path=Object 36/content.xml><?xml version="1.0" encoding="utf-8"?>
<math xmlns="http://www.w3.org/1998/Math/MathML" display="block">
  <semantics>
    <mrow>
      <mspace width="0.5em"/>
      <mrow>
        <mo fence="true" stretchy="true">(</mo>
        <mrow>
          <mrow>
            <mfrac>
              <mn>171</mn>
              <mn>14</mn>
            </mfrac>
            <mrow>
              <mspace width="0.5em"/>
              <mo stretchy="false">−</mo>
              <mspace width="0.5em"/>
            </mrow>
            <mfrac>
              <mn>234</mn>
              <mn>28</mn>
            </mfrac>
          </mrow>
        </mrow>
        <mo fence="true" stretchy="true">)</mo>
      </mrow>
      <mrow>
        <mspace width="0.5em"/>
        <mo stretchy="false">×</mo>
        <mspace width="0.5em"/>
      </mrow>
      <mrow>
        <mo fence="true" stretchy="true">(</mo>
        <mrow>
          <mrow>
            <mfrac>
              <mn>2</mn>
              <mn>4</mn>
            </mfrac>
            <mrow>
              <mspace width="0.5em"/>
              <mo stretchy="false">−</mo>
              <mspace width="0.5em"/>
            </mrow>
            <mfrac>
              <mn>1</mn>
              <mn>2</mn>
            </mfrac>
          </mrow>
        </mrow>
        <mo fence="true" stretchy="true">)</mo>
      </mrow>
    </mrow>
    <annotation encoding="StarMath 5.0">`left({{171}} over {{14}}`-`{{234}} over {{28}}right)`times`left({{2}} over {{4}}`-`{{1}} over {{2}}right)
</annotation>
  </semantics>
</math>
</file>

<file path=Object 4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5/content.xml><?xml version="1.0" encoding="utf-8"?>
<math xmlns="http://www.w3.org/1998/Math/MathML" display="block">
  <semantics>
    <mfrac>
      <mn>2</mn>
      <mn>8</mn>
    </mfrac>
    <annotation encoding="StarMath 5.0">{2} over {8}</annotation>
  </semantics>
</math>
</file>

<file path=Object 6/content.xml><?xml version="1.0" encoding="utf-8"?>
<math xmlns="http://www.w3.org/1998/Math/MathML" display="block">
  <semantics>
    <mfrac>
      <mn>7</mn>
      <mn>17</mn>
    </mfrac>
    <annotation encoding="StarMath 5.0">{7} over {17}</annotation>
  </semantics>
</math>
</file>

<file path=Object 7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8/content.xml><?xml version="1.0" encoding="utf-8"?>
<math xmlns="http://www.w3.org/1998/Math/MathML" display="block">
  <semantics>
    <mfrac>
      <mn>1</mn>
      <mn>3</mn>
    </mfrac>
    <annotation encoding="StarMath 5.0">{1}over{3} </annotation>
  </semantics>
</math>
</file>

<file path=Object 9/content.xml><?xml version="1.0" encoding="utf-8"?>
<math xmlns="http://www.w3.org/1998/Math/MathML" display="block">
  <semantics>
    <mfrac>
      <mn>20</mn>
      <mn>51</mn>
    </mfrac>
    <annotation encoding="StarMath 5.0">{20} over {51}</annotation>
  </semantics>
</math>
</file>